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2cm" fo:min-width="1.51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42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3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7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8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2cm" fo:min-width="2.2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36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3.10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3.10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88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4.23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7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3.11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3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52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3.3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6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3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3.27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4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4.00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.88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Process 1" draw:style-name="gr1" draw:text-style-name="P2" xml:id="id1" draw:id="id1" draw:layer="layout" svg:width="2.016cm" svg:height="0.87cm" svg:x="14.5cm" svg:y="5.25cm">
          <text:p text:style-name="P1"><text:span text:style-name="T1">Clien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" draw:style-name="gr2" draw:text-style-name="P2" xml:id="id4" draw:id="id4" draw:layer="layout" svg:width="3cm" svg:height="1cm" svg:x="10.75cm" svg:y="3cm">
          <text:p text:style-name="P1"><text:span text:style-name="T1">id_client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" draw:style-name="gr3" draw:text-style-name="P2" xml:id="id5" draw:id="id5" draw:layer="layout" svg:width="3cm" svg:height="1cm" svg:x="14cm" svg:y="3cm">
          <text:p text:style-name="P1"><text:span text:style-name="T1">historial_client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3" draw:style-name="gr4" draw:text-style-name="P2" xml:id="id6" draw:id="id6" draw:layer="layout" svg:width="3cm" svg:height="1cm" svg:x="17.75cm" svg:y="4.25cm">
          <text:p text:style-name="P1"><text:span text:style-name="T1">nombr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4" draw:style-name="gr5" draw:text-style-name="P2" xml:id="id3" draw:id="id3" draw:layer="layout" svg:width="3cm" svg:height="1cm" svg:x="10.5cm" svg:y="4.75cm">
          <text:p text:style-name="P1"><text:span text:style-name="T1">interacció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" draw:style-name="gr6" draw:text-style-name="P2" xml:id="id10" draw:id="id10" draw:layer="layout" svg:width="2.5cm" svg:height="0.75cm" svg:x="28.25cm" svg:y="10cm">
          <text:p text:style-name="P1"><text:span text:style-name="T1">Proveedo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5" draw:style-name="gr7" draw:text-style-name="P2" xml:id="id9" draw:id="id9" draw:layer="layout" svg:width="3cm" svg:height="1cm" svg:x="31.25cm" svg:y="10.75cm">
          <text:p text:style-name="P1"><text:span text:style-name="T1">id_proveed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6" draw:style-name="gr8" draw:text-style-name="P2" xml:id="id11" draw:id="id11" draw:layer="layout" svg:width="3.239cm" svg:height="1cm" svg:x="25.5cm" svg:y="6.25cm">
          <text:p text:style-name="P1"><text:span text:style-name="T1">nom_proveed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7" draw:style-name="gr9" draw:text-style-name="P2" xml:id="id13" draw:id="id13" draw:layer="layout" svg:width="3cm" svg:height="1cm" svg:x="24cm" svg:y="8.25cm">
          <text:p text:style-name="P1"><text:span text:style-name="T1">tipo_suministr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8" draw:style-name="gr10" draw:text-style-name="P2" xml:id="id12" draw:id="id12" draw:layer="layout" svg:width="3cm" svg:height="1cm" svg:x="29.75cm" svg:y="7.75cm">
          <text:p text:style-name="P1"><text:span text:style-name="T1">seg_pedido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3" draw:style-name="gr11" draw:text-style-name="P2" xml:id="id17" draw:id="id17" draw:layer="layout" svg:width="4.25cm" svg:height="0.75cm" svg:x="24.75cm" svg:y="18.5cm">
          <text:p text:style-name="P1"><text:span text:style-name="T1">Ventas_pro</text:span><text:span text:style-name="T1">vee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9" draw:style-name="gr12" draw:text-style-name="P2" xml:id="id44" draw:id="id44" draw:layer="layout" svg:width="3cm" svg:height="1cm" svg:x="21.5cm" svg:y="20cm">
          <text:p text:style-name="P1"><text:span text:style-name="T1">id_</text:span><text:span text:style-name="T1">ven</text:span><text:span text:style-name="T1">ta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0" draw:style-name="gr13" draw:text-style-name="P2" xml:id="id45" draw:id="id45" draw:layer="layout" svg:width="3cm" svg:height="1cm" svg:x="20.5cm" svg:y="17.5cm">
          <text:p text:style-name="P1"><text:span text:style-name="T1">regis_</text:span><text:span text:style-name="T1">venta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1" draw:style-name="gr14" draw:text-style-name="P2" xml:id="id22" draw:id="id22" draw:layer="layout" svg:width="3cm" svg:height="1cm" svg:x="14.75cm" svg:y="13cm">
          <text:p text:style-name="P1"><text:span text:style-name="T1">id_cliente_fk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2" draw:style-name="gr15" draw:text-style-name="P2" xml:id="id7" draw:id="id7" draw:layer="layout" svg:width="3cm" svg:height="1cm" svg:x="18cm" svg:y="6cm">
          <text:p text:style-name="P1"><text:span text:style-name="T1">corre</text:span><text:span text:style-name="T1">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3" draw:style-name="gr16" draw:text-style-name="P2" xml:id="id8" draw:id="id8" draw:layer="layout" svg:width="3cm" svg:height="1cm" svg:x="16.5cm" svg:y="7.5cm">
          <text:p text:style-name="P1"><text:span text:style-name="T1">Telefon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4" draw:style-name="gr17" draw:text-style-name="P2" xml:id="id14" draw:id="id14" draw:layer="layout" svg:width="3cm" svg:height="0.917cm" svg:x="10.75cm" svg:y="13.583cm">
          <text:p text:style-name="P1"><text:span text:style-name="T1">compr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4" draw:style-name="gr18" draw:text-style-name="P2" xml:id="id24" draw:id="id24" draw:layer="layout" svg:width="3cm" svg:height="1cm" svg:x="7.5cm" svg:y="12cm">
          <text:p text:style-name="P1"><text:span text:style-name="T1">id_compr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5" draw:style-name="gr19" draw:text-style-name="P2" xml:id="id23" draw:id="id23" draw:layer="layout" svg:width="3cm" svg:height="1cm" svg:x="6.75cm" svg:y="15cm">
          <text:p text:style-name="P1"><text:span text:style-name="T1">regi_compr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6" draw:style-name="gr20" draw:text-style-name="P2" xml:id="id42" draw:id="id42" draw:layer="layout" svg:width="3.664cm" svg:height="1cm" svg:x="22.5cm" svg:y="15cm">
          <text:p text:style-name="P1"><text:span text:style-name="T1">id_proveedor_fk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1" draw:style-name="gr21" draw:text-style-name="P2" xml:id="id2" draw:id="id2" draw:layer="layout" svg:width="6cm" svg:height="3cm" svg:x="9.25cm" svg:y="8.5cm">
          <text:p text:style-name="P1"><text:span text:style-name="T1">realiza_compr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1" draw:style-name="gr22" draw:text-style-name="P3" draw:layer="layout" svg:x1="15.508cm" svg:y1="6.12cm" svg:x2="12.25cm" svg:y2="8.5cm" draw:start-shape="id1" draw:start-glue-point="6" draw:end-shape="id2" draw:end-glue-point="4" svg:d="M15508 6120v1191h-3258v1189" svg:viewBox="0 0 3259 2381">
          <text:p/>
        </draw:connector>
        <draw:connector draw:name="Connector 2" draw:style-name="gr23" draw:text-style-name="P3" draw:layer="layout" svg:x1="13.5cm" svg:y1="5.25cm" svg:x2="14.5cm" svg:y2="5.685cm" draw:start-shape="id3" draw:start-glue-point="7" draw:end-shape="id1" draw:end-glue-point="5" svg:d="M13500 5250h501v435h499" svg:viewBox="0 0 1001 436">
          <text:p/>
        </draw:connector>
        <draw:connector draw:name="Connector 3" draw:style-name="gr24" draw:text-style-name="P3" draw:layer="layout" svg:x1="12.25cm" svg:y1="4cm" svg:x2="15.508cm" svg:y2="5.25cm" draw:start-shape="id4" draw:start-glue-point="6" draw:end-shape="id1" draw:end-glue-point="4" svg:d="M12250 4000v626h3258v624" svg:viewBox="0 0 3259 1251">
          <text:p/>
        </draw:connector>
        <draw:connector draw:name="Connector 4" draw:style-name="gr25" draw:text-style-name="P3" draw:layer="layout" svg:x1="15.5cm" svg:y1="4cm" svg:x2="15.508cm" svg:y2="5.25cm" draw:start-shape="id5" draw:start-glue-point="6" draw:end-shape="id1" draw:end-glue-point="4" svg:d="M15500 4000v626h8v624" svg:viewBox="0 0 9 1251">
          <text:p/>
        </draw:connector>
        <draw:connector draw:name="Connector 5" draw:style-name="gr26" draw:text-style-name="P3" draw:layer="layout" svg:x1="17.75cm" svg:y1="4.75cm" svg:x2="16.516cm" svg:y2="5.685cm" draw:start-shape="id6" draw:start-glue-point="5" draw:end-shape="id1" draw:end-glue-point="7" svg:d="M17750 4750h-616v935h-618" svg:viewBox="0 0 1235 936">
          <text:p/>
        </draw:connector>
        <draw:connector draw:name="Connector 6" draw:style-name="gr27" draw:text-style-name="P3" draw:layer="layout" svg:x1="18cm" svg:y1="6.5cm" svg:x2="16.516cm" svg:y2="5.685cm" draw:start-shape="id7" draw:start-glue-point="5" draw:end-shape="id1" draw:end-glue-point="7" svg:d="M18000 6500h-741v-815h-743" svg:viewBox="0 0 1485 816">
          <text:p/>
        </draw:connector>
        <draw:connector draw:name="Connector 7" draw:style-name="gr28" draw:text-style-name="P3" draw:layer="layout" svg:x1="18cm" svg:y1="7.5cm" svg:x2="15.508cm" svg:y2="6.12cm" draw:start-shape="id8" draw:start-glue-point="4" draw:end-shape="id1" draw:end-glue-point="6" svg:d="M18000 7500v-689h-2492v-691" svg:viewBox="0 0 2493 1381">
          <text:p/>
        </draw:connector>
        <draw:connector draw:name="Connector 8" draw:style-name="gr29" draw:text-style-name="P3" draw:layer="layout" svg:x1="31.25cm" svg:y1="11.25cm" svg:x2="29.5cm" svg:y2="10.75cm" draw:start-shape="id9" draw:start-glue-point="5" draw:end-shape="id10" draw:end-glue-point="6" svg:d="M31250 11250h-1750v-500" svg:viewBox="0 0 1751 501">
          <text:p/>
        </draw:connector>
        <draw:connector draw:name="Connector 9" draw:style-name="gr30" draw:text-style-name="P3" draw:layer="layout" svg:x1="27.12cm" svg:y1="7.25cm" svg:x2="29.5cm" svg:y2="10cm" draw:start-shape="id11" draw:start-glue-point="6" draw:end-shape="id10" draw:end-glue-point="4" svg:d="M27120 7250v1376h2380v1374" svg:viewBox="0 0 2381 2751">
          <text:p/>
        </draw:connector>
        <draw:connector draw:name="Connector 10" draw:style-name="gr31" draw:text-style-name="P3" draw:layer="layout" svg:x1="31.25cm" svg:y1="8.75cm" svg:x2="29.5cm" svg:y2="10cm" draw:start-shape="id12" draw:start-glue-point="6" draw:end-shape="id10" draw:end-glue-point="4" svg:d="M31250 8750v626h-1750v624" svg:viewBox="0 0 1751 1251">
          <text:p/>
        </draw:connector>
        <draw:connector draw:name="Connector 11" draw:style-name="gr32" draw:text-style-name="P3" draw:layer="layout" svg:x1="25.5cm" svg:y1="9.25cm" svg:x2="28.25cm" svg:y2="10.375cm" draw:start-shape="id13" draw:start-glue-point="6" draw:end-shape="id10" draw:end-glue-point="5" svg:d="M25500 9250v1125h2750" svg:viewBox="0 0 2751 1126">
          <text:p/>
        </draw:connector>
        <draw:connector draw:name="Connector 12" draw:style-name="gr33" draw:text-style-name="P3" draw:layer="layout" svg:x1="12.25cm" svg:y1="11.5cm" svg:x2="12.25cm" svg:y2="13.583cm" draw:start-shape="id2" draw:start-glue-point="6" draw:end-shape="id14" draw:end-glue-point="4" svg:d="M12250 11500v2083" svg:viewBox="0 0 1 2084">
          <text:p/>
        </draw:connector>
        <draw:custom-shape draw:name="Start-End 17" draw:style-name="gr34" draw:text-style-name="P2" xml:id="id21" draw:id="id21" draw:layer="layout" svg:width="3cm" svg:height="1cm" svg:x="15cm" svg:y="14.75cm">
          <text:p text:style-name="P1"><text:span text:style-name="T1">factura_com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13" draw:style-name="gr35" draw:text-style-name="P3" draw:layer="layout" svg:x1="51.448cm" svg:y1="19.112cm" svg:x2="48.55cm" svg:y2="19.89cm" svg:d="M51448 19112h-1449v778h-1449" svg:viewBox="0 0 2899 779">
          <text:p/>
        </draw:connector>
        <draw:connector draw:name="Connector 14" draw:style-name="gr36" draw:text-style-name="P3" draw:layer="layout" svg:x1="51.455cm" svg:y1="19.11cm" svg:x2="48.557cm" svg:y2="19.888cm" svg:d="M51455 19110h-1449v778h-1449" svg:viewBox="0 0 2899 779">
          <text:p/>
        </draw:connector>
        <draw:connector draw:name="Connector 15" draw:style-name="gr37" draw:text-style-name="P3" draw:layer="layout" svg:x1="51.455cm" svg:y1="19.11cm" svg:x2="48.557cm" svg:y2="19.888cm" svg:d="M51455 19110h-1449v778h-1449" svg:viewBox="0 0 2899 779">
          <text:p/>
        </draw:connector>
        <draw:connector draw:name="Connector 16" draw:style-name="gr38" draw:text-style-name="P3" draw:layer="layout" svg:x1="51.455cm" svg:y1="19.11cm" svg:x2="48.557cm" svg:y2="19.888cm" svg:d="M51455 19110h-1449v778h-1449" svg:viewBox="0 0 2899 779">
          <text:p/>
        </draw:connector>
        <draw:connector draw:name="Connector 17" draw:style-name="gr39" draw:text-style-name="P3" draw:layer="layout" svg:x1="51.455cm" svg:y1="19.11cm" svg:x2="48.557cm" svg:y2="19.888cm" svg:d="M51455 19110h-1449v778h-1449" svg:viewBox="0 0 2899 779">
          <text:p/>
        </draw:connector>
        <draw:connector draw:name="Connector 18" draw:style-name="gr40" draw:text-style-name="P3" draw:layer="layout" svg:x1="51.455cm" svg:y1="19.11cm" svg:x2="48.557cm" svg:y2="19.888cm" svg:d="M51455 19110h-1449v778h-1449" svg:viewBox="0 0 2899 779">
          <text:p/>
        </draw:connector>
        <draw:connector draw:name="Connector 19" draw:style-name="gr41" draw:text-style-name="P3" draw:layer="layout" svg:x1="37.868cm" svg:y1="23.25cm" svg:x2="35.5cm" svg:y2="29.5cm" draw:start-shape="id15" draw:start-glue-point="6" draw:end-shape="id16" draw:end-glue-point="4" svg:d="M37868 23250v3126h-2368v3124" svg:viewBox="0 0 2369 6251">
          <text:p/>
        </draw:connector>
        <draw:connector draw:name="Connector 20" draw:style-name="gr42" draw:text-style-name="P3" draw:layer="layout" svg:x1="29cm" svg:y1="18.875cm" svg:x2="37.868cm" svg:y2="21.25cm" draw:start-shape="id17" draw:start-glue-point="7" draw:end-shape="id15" draw:end-glue-point="4" svg:d="M29000 18875h8868v2375" svg:viewBox="0 0 8869 2376">
          <text:p/>
        </draw:connector>
        <draw:connector draw:name="Connector 21" draw:style-name="gr43" draw:text-style-name="P3" draw:layer="layout" svg:x1="28cm" svg:y1="14.383cm" svg:x2="26.875cm" svg:y2="18.5cm" draw:start-shape="id18" draw:start-glue-point="6" draw:end-shape="id17" draw:end-glue-point="4" svg:d="M28000 14383v2059h-1125v2058" svg:viewBox="0 0 1126 4118">
          <text:p/>
        </draw:connector>
        <draw:connector draw:name="Connector 22" draw:style-name="gr44" draw:text-style-name="P3" draw:layer="layout" svg:x1="29.5cm" svg:y1="10.75cm" svg:x2="28cm" svg:y2="12cm" draw:start-shape="id10" draw:start-glue-point="6" draw:end-shape="id18" draw:end-glue-point="4" svg:d="M29500 10750v626h-1500v624" svg:viewBox="0 0 1501 1251">
          <text:p/>
        </draw:connector>
        <draw:connector draw:name="Connector 23" draw:style-name="gr45" draw:text-style-name="P3" draw:layer="layout" svg:x1="41.51cm" svg:y1="31cm" svg:x2="37cm" svg:y2="30.051cm" draw:start-shape="id19" draw:start-glue-point="5" draw:end-shape="id16" draw:end-glue-point="7" svg:d="M41510 31000h-2254v-949h-2256" svg:viewBox="0 0 4511 950">
          <text:p/>
        </draw:connector>
        <draw:connector draw:name="Connector 24" draw:style-name="gr46" draw:text-style-name="P3" draw:layer="layout" svg:x1="31.5cm" svg:y1="6.5cm" svg:x2="29.5cm" svg:y2="10cm" draw:start-shape="id20" draw:start-glue-point="5" draw:end-shape="id10" draw:end-glue-point="4" svg:d="M31500 6500h-2000v3500" svg:viewBox="0 0 2001 3501">
          <text:p/>
        </draw:connector>
        <draw:connector draw:name="Connector 25" draw:style-name="gr47" draw:text-style-name="P3" draw:layer="layout" svg:x1="15cm" svg:y1="15.25cm" svg:x2="13.75cm" svg:y2="14.042cm" draw:start-shape="id21" draw:start-glue-point="5" draw:end-shape="id14" draw:end-glue-point="7" svg:d="M15000 15250h-624v-1208h-626" svg:viewBox="0 0 1251 1209">
          <text:p/>
        </draw:connector>
        <draw:connector draw:name="Connector 26" draw:style-name="gr48" draw:text-style-name="P3" draw:layer="layout" svg:x1="14.75cm" svg:y1="13.5cm" svg:x2="13.75cm" svg:y2="14.042cm" draw:start-shape="id22" draw:start-glue-point="5" draw:end-shape="id14" draw:end-glue-point="7" svg:d="M14750 13500h-499v542h-501" svg:viewBox="0 0 1001 543">
          <text:p/>
        </draw:connector>
        <draw:connector draw:name="Connector 27" draw:style-name="gr49" draw:text-style-name="P3" draw:layer="layout" svg:x1="9.75cm" svg:y1="15.5cm" svg:x2="12.25cm" svg:y2="14.5cm" draw:start-shape="id23" draw:start-glue-point="7" draw:end-shape="id14" draw:end-glue-point="6" svg:d="M9750 15500h2500v-1000" svg:viewBox="0 0 2501 1001">
          <text:p/>
        </draw:connector>
        <draw:connector draw:name="Connector 28" draw:style-name="gr50" draw:text-style-name="P3" draw:layer="layout" svg:x1="9cm" svg:y1="13cm" svg:x2="10.75cm" svg:y2="14.042cm" draw:start-shape="id24" draw:start-glue-point="6" draw:end-shape="id14" draw:end-glue-point="5" svg:d="M9000 13000v1042h1750" svg:viewBox="0 0 1751 1043">
          <text:p/>
        </draw:connector>
        <draw:custom-shape draw:name="Decision 2" draw:style-name="gr51" draw:text-style-name="P2" xml:id="id18" draw:id="id18" draw:layer="layout" svg:width="5.5cm" svg:height="2.383cm" svg:x="25.25cm" svg:y="12cm">
          <text:p text:style-name="P1"><text:span text:style-name="T1">factur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tart-End 18" draw:style-name="gr52" draw:text-style-name="P2" xml:id="id25" draw:id="id25" draw:layer="layout" svg:width="3cm" svg:height="1cm" svg:x="28cm" svg:y="4.75cm">
          <text:p text:style-name="P1"><text:span text:style-name="T1">correo_prov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9" draw:style-name="gr53" draw:text-style-name="P2" xml:id="id20" draw:id="id20" draw:layer="layout" svg:width="3cm" svg:height="1cm" svg:x="31.5cm" svg:y="6cm">
          <text:p text:style-name="P1"><text:span text:style-name="T1">telef_prov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9" draw:style-name="gr54" draw:text-style-name="P3" draw:layer="layout" svg:x1="29.5cm" svg:y1="5.75cm" svg:x2="29.5cm" svg:y2="10cm" draw:start-shape="id25" draw:start-glue-point="6" draw:end-shape="id10" draw:end-glue-point="4" svg:d="M29500 5750v4250" svg:viewBox="0 0 1 4251">
          <text:p/>
        </draw:connector>
        <draw:connector draw:name="Connector 30" draw:style-name="gr55" draw:text-style-name="P3" draw:layer="layout" svg:x1="36.75cm" svg:y1="27.25cm" svg:x2="35.5cm" svg:y2="29.5cm" draw:start-shape="id26" draw:start-glue-point="5" draw:end-shape="id16" draw:end-glue-point="4" svg:d="M36750 27250h-1250v2250" svg:viewBox="0 0 1251 2251">
          <text:p/>
        </draw:connector>
        <draw:connector draw:name="Connector 31" draw:style-name="gr56" draw:text-style-name="P3" draw:layer="layout" svg:x1="31.436cm" svg:y1="30.5cm" svg:x2="34cm" svg:y2="30.051cm" draw:start-shape="id27" draw:start-glue-point="7" draw:end-shape="id16" draw:end-glue-point="5" svg:d="M31436 30500h1283v-449h1281" svg:viewBox="0 0 2565 450">
          <text:p/>
        </draw:connector>
        <draw:connector draw:name="Connector 32" draw:style-name="gr57" draw:text-style-name="P3" draw:layer="layout" svg:x1="31.758cm" svg:y1="28.5cm" svg:x2="35.5cm" svg:y2="29.5cm" draw:start-shape="id28" draw:start-glue-point="7" draw:end-shape="id16" draw:end-glue-point="4" svg:d="M31758 28500h3742v1000" svg:viewBox="0 0 3743 1001">
          <text:p/>
        </draw:connector>
        <draw:connector draw:name="Connector 33" draw:style-name="gr58" draw:text-style-name="P3" draw:layer="layout" svg:x1="40.5cm" svg:y1="29.5cm" svg:x2="37cm" svg:y2="30.051cm" draw:start-shape="id29" draw:start-glue-point="6" draw:end-shape="id16" draw:end-glue-point="7" svg:d="M40500 29500v551h-3500" svg:viewBox="0 0 3501 552">
          <text:p/>
        </draw:connector>
        <draw:connector draw:name="Connector 34" draw:style-name="gr59" draw:text-style-name="P3" draw:layer="layout" svg:x1="40.5cm" svg:y1="32.75cm" svg:x2="37cm" svg:y2="30.051cm" draw:start-shape="id30" draw:start-glue-point="5" draw:end-shape="id16" draw:end-glue-point="7" svg:d="M40500 32750h-1749v-2699h-1751" svg:viewBox="0 0 3501 2700">
          <text:p/>
        </draw:connector>
        <draw:connector draw:name="Connector 35" draw:style-name="gr60" draw:text-style-name="P3" draw:layer="layout" svg:x1="16.5cm" svg:y1="34cm" svg:x2="12.5cm" svg:y2="29.936cm" draw:start-shape="id31" draw:start-glue-point="4" draw:end-shape="id32" draw:end-glue-point="6" svg:d="M16500 34000v-2031h-4000v-2033" svg:viewBox="0 0 4001 4065">
          <text:p/>
        </draw:connector>
        <draw:connector draw:name="Connector 36" draw:style-name="gr61" draw:text-style-name="P3" draw:layer="layout" svg:x1="27.75cm" svg:y1="23cm" svg:x2="26.875cm" svg:y2="19.25cm" draw:start-shape="id33" draw:start-glue-point="5" draw:end-shape="id17" draw:end-glue-point="6" svg:d="M27750 23000h-875v-3750" svg:viewBox="0 0 876 3751">
          <text:p/>
        </draw:connector>
        <draw:connector draw:name="Connector 37" draw:style-name="gr62" draw:text-style-name="P3" draw:layer="layout" draw:line-skew="1.754cm" svg:x1="28.49cm" svg:y1="34.75cm" svg:x2="14cm" svg:y2="29.343cm" draw:start-shape="id34" draw:start-glue-point="5" draw:end-shape="id32" draw:end-glue-point="7" svg:d="M28490 34750h-5490v-5407h-9000" svg:viewBox="0 0 14491 5408">
          <text:p/>
        </draw:connector>
        <draw:connector draw:name="Connector 38" draw:style-name="gr63" draw:text-style-name="P3" draw:layer="layout" svg:x1="30cm" svg:y1="17cm" svg:x2="26.875cm" svg:y2="18.5cm" draw:start-shape="id35" draw:start-glue-point="6" draw:end-shape="id17" draw:end-glue-point="4" svg:d="M30000 17000v751h-3125v749" svg:viewBox="0 0 3126 1501">
          <text:p/>
        </draw:connector>
        <draw:connector draw:name="Connector 40" draw:style-name="gr64" draw:text-style-name="P3" draw:layer="layout" svg:x1="17.874cm" svg:y1="30.75cm" svg:x2="14cm" svg:y2="29.343cm" draw:start-shape="id36" draw:start-glue-point="4" draw:end-shape="id32" draw:end-glue-point="7" svg:d="M17874 30750v-1407h-3874" svg:viewBox="0 0 3875 1408">
          <text:p/>
        </draw:connector>
        <draw:connector draw:name="Connector 41" draw:style-name="gr65" draw:text-style-name="P3" draw:layer="layout" svg:x1="12cm" svg:y1="33.25cm" svg:x2="12.5cm" svg:y2="29.936cm" draw:start-shape="id37" draw:start-glue-point="4" draw:end-shape="id32" draw:end-glue-point="6" svg:d="M12000 33250v-1656h500v-1658" svg:viewBox="0 0 501 3315">
          <text:p/>
        </draw:connector>
        <draw:connector draw:name="Connector 42" draw:style-name="gr66" draw:text-style-name="P3" draw:layer="layout" svg:x1="8.375cm" svg:y1="31.75cm" svg:x2="12.5cm" svg:y2="29.936cm" draw:start-shape="id38" draw:start-glue-point="4" draw:end-shape="id32" draw:end-glue-point="6" svg:d="M8375 31750v-906h4125v-908" svg:viewBox="0 0 4126 1815">
          <text:p/>
        </draw:connector>
        <draw:connector draw:name="Connector 43" draw:style-name="gr67" draw:text-style-name="P3" draw:layer="layout" svg:x1="9cm" svg:y1="29.75cm" svg:x2="11cm" svg:y2="29.343cm" draw:start-shape="id39" draw:start-glue-point="7" draw:end-shape="id32" draw:end-glue-point="5" svg:d="M9000 29750h1001v-407h999" svg:viewBox="0 0 2001 408">
          <text:p/>
        </draw:connector>
        <draw:connector draw:name="Connector 44" draw:style-name="gr68" draw:text-style-name="P3" draw:layer="layout" svg:x1="10cm" svg:y1="27.5cm" svg:x2="12.5cm" svg:y2="28.75cm" draw:start-shape="id40" draw:start-glue-point="7" draw:end-shape="id32" draw:end-glue-point="4" svg:d="M10000 27500h2500v1250" svg:viewBox="0 0 2501 1251">
          <text:p/>
        </draw:connector>
        <draw:connector draw:name="Connector 45" draw:style-name="gr69" draw:text-style-name="P3" draw:layer="layout" svg:x1="11.5cm" svg:y1="17cm" svg:x2="12.25cm" svg:y2="14.5cm" draw:start-shape="id41" draw:start-glue-point="7" draw:end-shape="id14" draw:end-glue-point="6" svg:d="M11500 17000h750v-2500" svg:viewBox="0 0 751 2501">
          <text:p/>
        </draw:connector>
        <draw:connector draw:name="Connector 46" draw:style-name="gr70" draw:text-style-name="P3" draw:layer="layout" svg:x1="31.745cm" svg:y1="33.5cm" svg:x2="35.5cm" svg:y2="30.602cm" draw:start-shape="id34" draw:start-glue-point="4" draw:end-shape="id16" draw:end-glue-point="6" svg:d="M31745 33500v-1448h3755v-1450" svg:viewBox="0 0 3756 2899">
          <text:p/>
        </draw:connector>
        <draw:connector draw:name="Connector 48" draw:style-name="gr71" draw:text-style-name="P3" draw:layer="layout" svg:x1="24.332cm" svg:y1="16cm" svg:x2="26.875cm" svg:y2="18.5cm" draw:start-shape="id42" draw:start-glue-point="6" draw:end-shape="id17" draw:end-glue-point="4" svg:d="M24332 16000v1251h2543v1249" svg:viewBox="0 0 2544 2501">
          <text:p/>
        </draw:connector>
        <draw:connector draw:name="Connector 49" draw:style-name="gr72" draw:text-style-name="P3" draw:layer="layout" svg:x1="27.25cm" svg:y1="20.75cm" svg:x2="26.875cm" svg:y2="19.25cm" draw:start-shape="id43" draw:start-glue-point="5" draw:end-shape="id17" draw:end-glue-point="6" svg:d="M27250 20750h-375v-1500" svg:viewBox="0 0 376 1501">
          <text:p/>
        </draw:connector>
        <draw:connector draw:name="Connector 50" draw:style-name="gr73" draw:text-style-name="P3" draw:layer="layout" svg:x1="24.5cm" svg:y1="20.5cm" svg:x2="26.875cm" svg:y2="19.25cm" draw:start-shape="id44" draw:start-glue-point="7" draw:end-shape="id17" draw:end-glue-point="6" svg:d="M24500 20500h2375v-1250" svg:viewBox="0 0 2376 1251">
          <text:p/>
        </draw:connector>
        <draw:custom-shape draw:name="Start-End 20" draw:style-name="gr74" draw:text-style-name="P2" xml:id="id43" draw:id="id43" draw:layer="layout" svg:width="3cm" svg:height="1cm" svg:x="27.25cm" svg:y="20.25cm">
          <text:p text:style-name="P1"><text:span text:style-name="T1">factura_ven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51" draw:style-name="gr75" draw:text-style-name="P3" draw:layer="layout" svg:x1="23.5cm" svg:y1="18cm" svg:x2="24.75cm" svg:y2="18.875cm" draw:start-shape="id45" draw:start-glue-point="7" draw:end-shape="id17" draw:end-glue-point="5" svg:d="M23500 18000h626v875h624" svg:viewBox="0 0 1251 876">
          <text:p/>
        </draw:connector>
        <draw:custom-shape draw:name="Process 5" draw:style-name="gr76" draw:text-style-name="P2" xml:id="id32" draw:id="id32" draw:layer="layout" svg:width="3cm" svg:height="1.186cm" svg:x="11cm" svg:y="28.75cm">
          <text:p text:style-name="P1"><text:span text:style-name="T1">inventari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21" draw:style-name="gr77" draw:text-style-name="P2" xml:id="id40" draw:id="id40" draw:layer="layout" svg:width="3cm" svg:height="1cm" svg:x="7cm" svg:y="27cm">
          <text:p text:style-name="P1"><text:span text:style-name="T1">id_inventari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2" draw:style-name="gr78" draw:text-style-name="P2" xml:id="id39" draw:id="id39" draw:layer="layout" svg:width="4cm" svg:height="1cm" svg:x="5cm" svg:y="29.25cm">
          <text:p text:style-name="P1"><text:span text:style-name="T1">Cantidad_bicicleta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3" draw:style-name="gr79" draw:text-style-name="P2" xml:id="id37" draw:id="id37" draw:layer="layout" svg:width="4cm" svg:height="1cm" svg:x="10cm" svg:y="33.25cm">
          <text:p text:style-name="P1"><text:span text:style-name="T1">cantidad_repuesto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4" draw:style-name="gr80" draw:text-style-name="P2" xml:id="id38" draw:id="id38" draw:layer="layout" svg:width="3.75cm" svg:height="1cm" svg:x="6.5cm" svg:y="31.75cm">
          <text:p text:style-name="P1"><text:span text:style-name="T1">tipos_accesorio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5" draw:style-name="gr81" draw:text-style-name="P2" xml:id="id41" draw:id="id41" draw:layer="layout" svg:width="3cm" svg:height="1cm" svg:x="8.5cm" svg:y="16.5cm">
          <text:p text:style-name="P1"><text:span text:style-name="T1">fecha_com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6" draw:style-name="gr82" draw:text-style-name="P2" xml:id="id36" draw:id="id36" draw:layer="layout" svg:width="5.252cm" svg:height="1cm" svg:x="15.248cm" svg:y="30.75cm">
          <text:p text:style-name="P1"><text:span text:style-name="T1">disponibilidad_product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3" draw:style-name="gr83" draw:text-style-name="P2" xml:id="id46" draw:id="id46" draw:layer="layout" svg:width="3cm" svg:height="2cm" svg:x="10.75cm" svg:y="21.5cm">
          <text:p text:style-name="P1"><text:span text:style-name="T1">registro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52" draw:style-name="gr84" draw:text-style-name="P3" draw:layer="layout" svg:x1="12.25cm" svg:y1="14.5cm" svg:x2="12.25cm" svg:y2="21.5cm" draw:start-shape="id14" draw:start-glue-point="6" draw:end-shape="id46" draw:end-glue-point="4" svg:d="M12250 14500v7000" svg:viewBox="0 0 1 7001">
          <text:p/>
        </draw:connector>
        <draw:frame draw:style-name="gr85" draw:text-style-name="P4" draw:layer="layout" svg:width="0.853cm" svg:height="0.962cm" svg:x="11.397cm" svg:y="7.038cm">
          <draw:text-box>
            <text:p>1</text:p>
          </draw:text-box>
        </draw:frame>
        <draw:frame draw:style-name="gr85" draw:text-style-name="P4" draw:layer="layout" svg:width="0.959cm" svg:height="0.962cm" svg:x="12.25cm" svg:y="11.75cm">
          <draw:text-box>
            <text:p>N</text:p>
          </draw:text-box>
        </draw:frame>
        <draw:frame draw:style-name="gr85" draw:text-style-name="P4" draw:layer="layout" svg:width="0.853cm" svg:height="0.962cm" svg:x="27.897cm" svg:y="14.538cm">
          <draw:text-box>
            <text:p>1</text:p>
          </draw:text-box>
        </draw:frame>
        <draw:frame draw:style-name="gr85" draw:text-style-name="P4" draw:layer="layout" svg:width="0.853cm" svg:height="0.962cm" svg:x="27.147cm" svg:y="11.038cm">
          <draw:text-box>
            <text:p>0</text:p>
          </draw:text-box>
        </draw:frame>
        <draw:connector draw:name="Connector 53" draw:style-name="gr86" draw:text-style-name="P3" draw:layer="layout" svg:x1="12.25cm" svg:y1="23.5cm" svg:x2="12.5cm" svg:y2="28.75cm" draw:start-shape="id46" draw:start-glue-point="6" draw:end-shape="id32" draw:end-glue-point="4" svg:d="M12250 23500v2626h250v2624" svg:viewBox="0 0 251 5251">
          <text:p/>
        </draw:connector>
        <draw:frame draw:style-name="gr87" draw:text-style-name="P4" draw:layer="layout" svg:width="0.853cm" svg:height="0.962cm" svg:x="11.25cm" svg:y="20.25cm">
          <draw:text-box>
            <text:p>1</text:p>
          </draw:text-box>
        </draw:frame>
        <draw:frame draw:style-name="gr85" draw:text-style-name="P4" draw:layer="layout" svg:width="0.959cm" svg:height="0.962cm" svg:x="12.5cm" svg:y="24.25cm">
          <draw:text-box>
            <text:p>N</text:p>
          </draw:text-box>
        </draw:frame>
        <draw:custom-shape draw:name="Decision 4" draw:style-name="gr88" draw:text-style-name="P2" xml:id="id34" draw:id="id34" draw:layer="layout" svg:width="6.51cm" svg:height="2.5cm" svg:x="28.49cm" svg:y="33.5cm">
          <text:p text:style-name="P1"><text:span text:style-name="T1">registr</text:span><text:span text:style-name="T1">o_aba</text:span><text:span text:style-name="T1">stecim</text:span><text:span text:style-name="T1">iento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tart-End 27" draw:style-name="gr89" draw:text-style-name="P2" xml:id="id35" draw:id="id35" draw:layer="layout" svg:width="3cm" svg:height="1cm" svg:x="28.5cm" svg:y="16cm">
          <text:p text:style-name="P1"><text:span text:style-name="T1">repuesto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5" draw:text-style-name="P4" draw:layer="layout" svg:width="0.853cm" svg:height="0.962cm" svg:x="31.75cm" svg:y="32.25cm">
          <draw:text-box>
            <text:p>1</text:p>
          </draw:text-box>
        </draw:frame>
        <draw:frame draw:style-name="gr85" draw:text-style-name="P4" draw:layer="layout" svg:width="0.959cm" svg:height="0.962cm" svg:x="26.75cm" svg:y="33.75cm">
          <draw:text-box>
            <text:p>N</text:p>
          </draw:text-box>
        </draw:frame>
        <draw:custom-shape draw:name="Start-End 28" draw:style-name="gr90" draw:text-style-name="P2" xml:id="id33" draw:id="id33" draw:layer="layout" svg:width="4.008cm" svg:height="1cm" svg:x="27.75cm" svg:y="22.5cm">
          <text:p text:style-name="P1"><text:span text:style-name="T1">fecha_venta_pr</text:span><text:span text:style-name="T1">ov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9" draw:style-name="gr91" draw:text-style-name="P2" xml:id="id31" draw:id="id31" draw:layer="layout" svg:width="4.5cm" svg:height="1cm" svg:x="14.25cm" svg:y="34cm">
          <text:p text:style-name="P1"><text:span text:style-name="T1">fecha_venta_prove</text:span><text:span text:style-name="T1">_fk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6" draw:style-name="gr92" draw:text-style-name="P2" xml:id="id16" draw:id="id16" draw:layer="layout" svg:width="3cm" svg:height="1.102cm" svg:x="34cm" svg:y="29.5cm">
          <text:p text:style-name="P1"><text:span text:style-name="T1">A</text:span><text:span text:style-name="T1">ba</text:span><text:span text:style-name="T1">st</text:span><text:span text:style-name="T1">ec</text:span><text:span text:style-name="T1">im</text:span><text:span text:style-name="T1">ie</text:span><text:span text:style-name="T1">nt</text:span><text:span text:style-name="T1">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30" draw:style-name="gr93" draw:text-style-name="P2" xml:id="id28" draw:id="id28" draw:layer="layout" svg:width="4.258cm" svg:height="1cm" svg:x="27.5cm" svg:y="28cm">
          <text:p text:style-name="P1"><text:span text:style-name="T1">id_abasteci</text:span><text:span text:style-name="T1">mient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31" draw:style-name="gr94" draw:text-style-name="P2" xml:id="id29" draw:id="id29" draw:layer="layout" svg:width="3.5cm" svg:height="1cm" svg:x="38.75cm" svg:y="28.5cm">
          <text:p text:style-name="P1"><text:span text:style-name="T1">id_provee</text:span><text:span text:style-name="T1">dor_fk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32" draw:style-name="gr95" draw:text-style-name="P2" xml:id="id30" draw:id="id30" draw:layer="layout" svg:width="4.5cm" svg:height="1cm" svg:x="40.5cm" svg:y="32.25cm">
          <text:p text:style-name="P1"><text:span text:style-name="T1">fe</text:span><text:span text:style-name="T1">c</text:span><text:span text:style-name="T1">h</text:span><text:span text:style-name="T1">a</text:span><text:span text:style-name="T1">_</text:span><text:span text:style-name="T1">c</text:span><text:span text:style-name="T1">o</text:span><text:span text:style-name="T1">m</text:span><text:span text:style-name="T1">p</text:span><text:span text:style-name="T1">_</text:span><text:span text:style-name="T1">pr</text:span><text:span text:style-name="T1">o</text:span><text:span text:style-name="T1">v</text:span><text:span text:style-name="T1">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33" draw:style-name="gr96" draw:text-style-name="P2" xml:id="id27" draw:id="id27" draw:layer="layout" svg:width="4.186cm" svg:height="1cm" svg:x="27.25cm" svg:y="30cm">
          <text:p text:style-name="P1"><text:span text:style-name="T1">tipo_suministro_fk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34" draw:style-name="gr97" draw:text-style-name="P2" xml:id="id26" draw:id="id26" draw:layer="layout" svg:width="5.178cm" svg:height="1cm" svg:x="36.75cm" svg:y="26.75cm">
          <text:p text:style-name="P1"><text:span text:style-name="T1">id_facturas_repuesto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35" draw:style-name="gr98" draw:text-style-name="P2" xml:id="id19" draw:id="id19" draw:layer="layout" svg:width="4.99cm" svg:height="1cm" svg:x="41.51cm" svg:y="30.5cm">
          <text:p text:style-name="P1"><text:span text:style-name="T1">id_facturas_</text:span><text:span text:style-name="T1">accesorio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5" draw:style-name="gr99" draw:text-style-name="P2" xml:id="id15" draw:id="id15" draw:layer="layout" svg:width="4.764cm" svg:height="2cm" svg:x="35.486cm" svg:y="21.25cm">
          <text:p text:style-name="P1"><text:span text:style-name="T1">r</text:span><text:span text:style-name="T1">e</text:span><text:span text:style-name="T1">gi</text:span><text:span text:style-name="T1">st</text:span><text:span text:style-name="T1">r</text:span><text:span text:style-name="T1">o</text:span><text:span text:style-name="T1">_</text:span><text:span text:style-name="T1">v</text:span><text:span text:style-name="T1">e</text:span><text:span text:style-name="T1">nt</text:span><text:span text:style-name="T1">a</text:span><text:span text:style-name="T1">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5" draw:text-style-name="P4" draw:layer="layout" svg:width="1.031cm" svg:height="0.962cm" svg:x="36.719cm" svg:y="19.25cm">
          <draw:text-box>
            <text:p>M</text:p>
          </draw:text-box>
        </draw:frame>
        <draw:frame draw:style-name="gr85" draw:text-style-name="P4" draw:layer="layout" svg:width="0.959cm" svg:height="0.962cm" svg:x="38.041cm" svg:y="23.538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11T14:32:33.181471615</meta:creation-date>
    <dc:date>2025-07-11T16:15:16.710898463</dc:date>
    <meta:editing-duration>PT5M59S</meta:editing-duration>
    <meta:editing-cycles>1</meta:editing-cycles>
    <meta:document-statistic meta:object-count="107"/>
    <meta:generator>LibreOffice/7.3.7.2$Linux_X86_64 LibreOffice_project/30$Build-2</meta:generator>
  </office:meta>
</office:document-meta>
</file>